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style:text-properties officeooo:rsid="00177b13" officeooo:paragraph-rsid="00177b13"/>
    </style:style>
    <style:style style:name="P2" style:family="paragraph" style:parent-style-name="Standard">
      <style:paragraph-properties fo:line-height="100%"/>
      <style:text-properties officeooo:rsid="001b0e81" officeooo:paragraph-rsid="001baa6d"/>
    </style:style>
    <style:style style:name="P3" style:family="paragraph" style:parent-style-name="Standard">
      <style:paragraph-properties fo:line-height="100%"/>
      <style:text-properties officeooo:rsid="001baa6d" officeooo:paragraph-rsid="001baa6d"/>
    </style:style>
    <style:style style:name="P4" style:family="paragraph" style:parent-style-name="Standard">
      <style:paragraph-properties fo:line-height="100%"/>
      <style:text-properties fo:font-style="italic" officeooo:rsid="00177b13" officeooo:paragraph-rsid="00177b13" style:font-style-asian="italic" style:font-style-complex="italic"/>
    </style:style>
    <style:style style:name="P5" style:family="paragraph" style:parent-style-name="Standard">
      <style:paragraph-properties fo:line-height="100%"/>
      <style:text-properties fo:font-style="italic" officeooo:rsid="0021d749" officeooo:paragraph-rsid="0021d749" style:font-style-asian="italic" style:font-style-complex="italic"/>
    </style:style>
    <style:style style:name="P6" style:family="paragraph" style:parent-style-name="Standard">
      <style:paragraph-properties fo:line-height="100%"/>
      <style:text-properties fo:font-style="italic" officeooo:rsid="00256b1b" officeooo:paragraph-rsid="002b9090" style:font-style-asian="italic" style:font-style-complex="italic"/>
    </style:style>
    <style:style style:name="P7" style:family="paragraph" style:parent-style-name="Standard">
      <style:paragraph-properties fo:line-height="100%"/>
      <style:text-properties officeooo:rsid="001f94b1" officeooo:paragraph-rsid="001f94b1"/>
    </style:style>
    <style:style style:name="P8" style:family="paragraph" style:parent-style-name="Standard">
      <style:paragraph-properties fo:line-height="100%"/>
      <style:text-properties officeooo:rsid="001f94b1" officeooo:paragraph-rsid="0021d749"/>
    </style:style>
    <style:style style:name="P9" style:family="paragraph" style:parent-style-name="Standard">
      <style:paragraph-properties fo:line-height="100%"/>
      <style:text-properties officeooo:rsid="001f94b1" officeooo:paragraph-rsid="002b9090"/>
    </style:style>
    <style:style style:name="P10" style:family="paragraph" style:parent-style-name="Standard">
      <style:paragraph-properties fo:line-height="100%"/>
      <style:text-properties officeooo:rsid="001fefa5" officeooo:paragraph-rsid="002b6a57"/>
    </style:style>
    <style:style style:name="P11" style:family="paragraph" style:parent-style-name="Standard">
      <style:paragraph-properties fo:line-height="100%"/>
      <style:text-properties fo:font-style="normal" officeooo:rsid="00292aec" officeooo:paragraph-rsid="00292aec" style:font-style-asian="normal" style:font-style-complex="normal"/>
    </style:style>
    <style:style style:name="P12" style:family="paragraph" style:parent-style-name="Standard">
      <style:paragraph-properties fo:line-height="100%"/>
      <style:text-properties fo:font-style="normal" officeooo:rsid="00292aec" officeooo:paragraph-rsid="002b9090" style:font-style-asian="normal" style:font-style-complex="normal"/>
    </style:style>
    <style:style style:name="P13" style:family="paragraph" style:parent-style-name="Standard">
      <style:paragraph-properties fo:line-height="100%"/>
      <style:text-properties officeooo:rsid="002bec5f" officeooo:paragraph-rsid="002bec5f"/>
    </style:style>
    <style:style style:name="P14" style:family="paragraph" style:parent-style-name="Standard">
      <style:paragraph-properties fo:line-height="100%"/>
      <style:text-properties officeooo:rsid="002cb697" officeooo:paragraph-rsid="002bec5f"/>
    </style:style>
    <style:style style:name="P15" style:family="paragraph" style:parent-style-name="Standard">
      <style:paragraph-properties fo:line-height="100%" fo:padding="0.0291in" fo:border-left="none" fo:border-right="none" fo:border-top="none" fo:border-bottom="0.06pt solid #000000" style:join-border="false"/>
      <style:text-properties officeooo:rsid="001fefa5" officeooo:paragraph-rsid="002b6a57"/>
    </style:style>
    <style:style style:name="P16" style:family="paragraph" style:parent-style-name="Text_20_body">
      <style:paragraph-properties fo:line-height="100%"/>
      <style:text-properties officeooo:rsid="00177b13" officeooo:paragraph-rsid="00177b13"/>
    </style:style>
    <style:style style:name="P17" style:family="paragraph" style:parent-style-name="Text_20_body">
      <style:paragraph-properties fo:line-height="100%"/>
      <style:text-properties fo:font-style="italic" officeooo:rsid="00177b13" officeooo:paragraph-rsid="002b9090" style:font-style-asian="italic" style:font-style-complex="italic"/>
    </style:style>
    <style:style style:name="P18" style:family="paragraph" style:parent-style-name="Text_20_body">
      <style:paragraph-properties fo:line-height="100%"/>
      <style:text-properties fo:font-style="italic" officeooo:rsid="00197372" officeooo:paragraph-rsid="002ae095" style:font-style-asian="italic" style:font-style-complex="italic"/>
    </style:style>
    <style:style style:name="P19" style:family="paragraph" style:parent-style-name="Text_20_body">
      <style:paragraph-properties fo:text-align="center" style:justify-single-word="false"/>
      <style:text-properties fo:font-style="italic" officeooo:rsid="002b9090" officeooo:paragraph-rsid="002b9090" style:font-style-asian="italic" style:font-style-complex="italic"/>
    </style:style>
    <style:style style:name="P20" style:family="paragraph" style:parent-style-name="Text_20_body">
      <style:paragraph-properties fo:line-height="100%"/>
      <style:text-properties fo:font-style="normal" officeooo:rsid="001e38b2" officeooo:paragraph-rsid="002ae095" style:font-style-asian="normal" style:font-style-complex="normal"/>
    </style:style>
    <style:style style:name="P21" style:family="paragraph" style:parent-style-name="Quotations">
      <style:paragraph-properties fo:margin-left="0.9846in" fo:margin-right="0.3937in" fo:line-height="100%" fo:text-align="center" style:justify-single-word="false" fo:text-indent="0in" style:auto-text-indent="false"/>
      <style:text-properties fo:font-style="italic" style:font-style-asian="italic" style:font-style-complex="italic"/>
    </style:style>
    <style:style style:name="P22" style:family="paragraph" style:parent-style-name="Subtitle">
      <style:paragraph-properties fo:line-height="100%" fo:text-align="center" style:justify-single-word="false"/>
    </style:style>
    <style:style style:name="P23" style:family="paragraph" style:parent-style-name="Heading_20_3">
      <style:paragraph-properties fo:line-height="100%"/>
      <style:text-properties officeooo:rsid="00177b13" officeooo:paragraph-rsid="002ae095"/>
    </style:style>
    <style:style style:name="P24" style:family="paragraph" style:parent-style-name="Heading_20_3">
      <style:paragraph-properties fo:line-height="100%"/>
      <style:text-properties officeooo:rsid="00177b13" officeooo:paragraph-rsid="002b9090"/>
    </style:style>
    <style:style style:name="P25" style:family="paragraph" style:parent-style-name="Heading_20_3">
      <style:paragraph-properties fo:line-height="100%"/>
    </style:style>
    <style:style style:name="P26" style:family="paragraph" style:parent-style-name="Heading_20_3">
      <style:paragraph-properties fo:line-height="100%" fo:text-align="center" style:justify-single-word="false"/>
    </style:style>
    <style:style style:name="P27" style:family="paragraph" style:parent-style-name="Heading_20_3">
      <style:paragraph-properties fo:line-height="100%"/>
      <style:text-properties fo:font-style="italic" officeooo:rsid="00177b13" officeooo:paragraph-rsid="00177b13" style:font-style-asian="italic" style:font-style-complex="italic"/>
    </style:style>
    <style:style style:name="P28" style:family="paragraph" style:parent-style-name="Heading_20_3">
      <style:paragraph-properties fo:line-height="100%"/>
      <style:text-properties fo:font-style="italic" officeooo:rsid="00177b13" officeooo:paragraph-rsid="002b9090" style:font-style-asian="italic" style:font-style-complex="italic"/>
    </style:style>
    <style:style style:name="P29" style:family="paragraph" style:parent-style-name="Heading_20_3">
      <style:paragraph-properties fo:line-height="100%"/>
      <style:text-properties fo:font-style="normal" officeooo:rsid="002b9090" officeooo:paragraph-rsid="002b9090" style:font-style-asian="normal" style:font-style-complex="normal"/>
    </style:style>
    <style:style style:name="T1" style:family="text">
      <style:text-properties officeooo:rsid="00177b13"/>
    </style:style>
    <style:style style:name="T2" style:family="text">
      <style:text-properties officeooo:rsid="00182934"/>
    </style:style>
    <style:style style:name="T3" style:family="text">
      <style:text-properties officeooo:rsid="001e38b2"/>
    </style:style>
    <style:style style:name="T4" style:family="text">
      <style:text-properties officeooo:rsid="001f94b1"/>
    </style:style>
    <style:style style:name="T5" style:family="text">
      <style:text-properties officeooo:rsid="0021d749"/>
    </style:style>
    <style:style style:name="T6" style:family="text">
      <style:text-properties officeooo:rsid="0023e3ce"/>
    </style:style>
    <style:style style:name="T7" style:family="text">
      <style:text-properties officeooo:rsid="00275989"/>
    </style:style>
    <style:style style:name="T8" style:family="text">
      <style:text-properties officeooo:rsid="002a4cee"/>
    </style:style>
    <style:style style:name="T9" style:family="text">
      <style:text-properties officeooo:rsid="002b6a57"/>
    </style:style>
    <style:style style:name="T10" style:family="text">
      <style:text-properties officeooo:rsid="002b9090"/>
    </style:style>
    <style:style style:name="T11" style:family="text">
      <style:text-properties officeooo:rsid="002cb6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bout Page Planning for Portfolio Website</text:p>
      <text:p text:style-name="P21">About page describes my interests/experiences</text:p>
      <text:p text:style-name="P1"/>
      <text:h text:style-name="P26" text:outline-level="3"><text:span text:style-name="T1">Theresa the Software Developer: in a Nutshell</text:span></text:h>
      <text:p text:style-name="P1"/>
      <text:p text:style-name="P5">Educational Background</text:p>
      <text:p text:style-name="P2">My first steps toward a career in software development began when I enrolled in a B.S. in Computer Science degree program at ECPI University. <text:s/>While attending the university, I participated in many opportunities to gain hands on experience developing programs, working on teams, and managing projects. <text:s/>Since I am an inquisitive learner and I enjoy solving problems, programming was immediately a natural fit and led me to excel academically. <text:s/></text:p>
      <text:p text:style-name="P3"/>
      <text:p text:style-name="P5">Professional Development Experiences</text:p>
      <text:p text:style-name="P8">During <text:span text:style-name="T9">the</text:span> time <text:span text:style-name="T9">I spent </text:span>fulfilling my educational pursuits, I learned how to develop websites, configure web servers <text:span text:style-name="T9">such as Apache and XAMPP</text:span>, manage Oracle databases <text:span text:style-name="T9">and write queries</text:span>, <text:span text:style-name="T7">create</text:span> Android mobile applications, and exercise core <text:span text:style-name="T7">programming</text:span> concepts in several <text:s/>languages. <text:s/>As a result of my studies at the university I have found that I prefer languages such as Python, Java and C#. However, I have additionally studied several other languages including C, C++, HTML, CSS, and Javascript. <text:s/><text:span text:style-name="T6">I have also had experience utilizing popular frameworks such as Node.Js, Jquery, Slick2D, and Pygame. <text:s/>As a programmer, I philosophically commit myself to providing proper program documentation in both team projects and my own personal work (i.e., commenting, flowcharting, pseudocode, and Data-flow diagramming). <text:s/>I also enjoy implementing version control with git and developing in Linux environments.</text:span></text:p>
      <text:p text:style-name="P7"/>
      <text:p text:style-name="P5">Extracurricular Research</text:p>
      <text:p text:style-name="P10">Some additional topics that caught my interest while in school also became a regular part of my studies as extracurricular research. <text:s/>In particular, <text:span text:style-name="T8"><text:s/>elective courses I took in UNIX Administration as well as RedHat Fedora Administration introduced me to Linux and open-source software. <text:s/>Today I use Linux as my main development platform and it has become my favored environment for personal use as well. <text:s/>I enjoy sampling different distributions for fun, such as Linux Mint, Ubuntu, Fedora, OpenSUSE, and ParrotOS. <text:s/></text:span></text:p>
      <text:p text:style-name="P10"/>
      <text:p text:style-name="P10"><text:span text:style-name="T8">The lattermost distribution, ParrotOS, is by far my favorite Linux flavor and is representative of my interests in topics pertaining to networking and cyber security. <text:s/>I have spent a lot of time reading articles and watching seminars by the SANS Institute, and also read books on topics including ethical hacking and security+ certification. <text:s/>Naturally, some of the advanced concepts I encountered throughout research into many of these topics also inspired me to study some fundamentals behind digital systems. These areas include programmable logic devices, logic gates, Karnaugh maps, and combinatorial logic circuits. <text:s/>Some </text:span><text:soft-page-break/><text:span text:style-name="T8">additional topics I continue to research in my free time include hardware configuration, protocols, and system resources. <text:s/></text:span></text:p>
      <text:p text:style-name="P10"/>
      <text:h text:style-name="P28" text:outline-level="3"/>
      <text:p text:style-name="P10"/>
      <text:p text:style-name="P15"/>
      <text:p text:style-name="P1"/>
      <text:p text:style-name="Subtitle">Resume Page Planning</text:p>
      <text:p text:style-name="P19">should reflect teamwork, concrete project examples, personality fits, goals</text:p>
      <text:p text:style-name="P13">(infographic resume <text:span text:style-name="T11">image(s</text:span>) <text:span text:style-name="T11">)</text:span></text:p>
      <text:p text:style-name="P14">(link to download my resume)</text:p>
      <text:p text:style-name="P1"/>
      <text:p text:style-name="P6">Team Project Experiences</text:p>
      <text:p text:style-name="P12">Green Screen with Virtual Reality Dev</text:p>
      <text:p text:style-name="P12">Design &amp; Consign</text:p>
      <text:p text:style-name="P12">Minesweeper</text:p>
      <text:p text:style-name="P12">Foodiac</text:p>
      <text:p text:style-name="P12"/>
      <text:p text:style-name="P9"><text:span text:style-name="T5">(specific projects that reflect project management and systems analysis &amp; design)</text:span></text:p>
      <text:h text:style-name="P23" text:outline-level="3">Goals and <text:span text:style-name="T4">A</text:span>spirations</text:h>
      <text:p text:style-name="P18">Short, med, long (find a job, future education plans, maybe start a business), <text:span text:style-name="T3">interests</text:span></text:p>
      <text:p text:style-name="P20">want to learn/do: machine learning, expand python proficiency, linux kernel programming, more digital systems, <text:span text:style-name="T4">assembly, visual basic</text:span></text:p>
      <text:h text:style-name="P24" text:outline-level="3">Hobbies <text:span text:style-name="T4">&amp;</text:span> <text:span text:style-name="T4">I</text:span>nterests</text:h>
      <text:p text:style-name="P17">Music/composition, Visual Arts, Literature, Parrots</text:p>
      <text:h text:style-name="P25" text:outline-level="3"><text:span text:style-name="T1">P</text:span>referred <text:span text:style-name="T4">C</text:span>ompany <text:span text:style-name="T4">C</text:span>ulture <text:span text:style-name="T4">F</text:span>its</text:h>
      <text:p text:style-name="P4">Type of work interested in/<text:span text:style-name="T2">dream job</text:span>, social responsibility, personality/teams</text:p>
      <text:p text:style-name="P1"/>
      <text:p text:style-name="P1"/>
      <text:h text:style-name="P27" text:outline-level="3"/>
      <text:p text:style-name="P16"/>
      <text:h text:style-name="P29"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7T12:58:05.762709356</meta:creation-date>
    <dc:date>2017-07-17T14:22:31.180937761</dc:date>
    <meta:editing-duration>PT1H24M27S</meta:editing-duration>
    <meta:editing-cycles>26</meta:editing-cycles>
    <meta:generator>LibreOffice/4.3.3.2$Linux_ARM_EABI LibreOffice_project/430m0$Build-2</meta:generator>
    <meta:document-statistic meta:table-count="0" meta:image-count="0" meta:object-count="0" meta:page-count="2" meta:paragraph-count="27" meta:word-count="519" meta:character-count="3578" meta:non-whitespace-character-count="3066"/>
  </office:meta>
</office:document-meta>
</file>